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a933" draw:textarea-horizontal-align="justify" draw:textarea-vertical-align="middle" draw:auto-grow-height="false" fo:min-height="1.02cm" fo:min-width="1.405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02cm" fo:min-width="1.40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1.02cm" fo:min-width="1.40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1.02cm" fo:min-width="1.40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800080" draw:textarea-horizontal-align="justify" draw:textarea-vertical-align="middle" draw:auto-grow-height="false" fo:min-height="1.02cm" fo:min-width="1.405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00a933" draw:textarea-horizontal-align="justify" draw:textarea-vertical-align="middle" draw:auto-grow-height="false" fo:min-height="0.385cm" fo:min-width="5.85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385cm" fo:min-width="5.85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773cm" fo:min-width="0.523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768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00a933" draw:textarea-horizontal-align="justify" draw:textarea-vertical-align="middle" draw:auto-grow-height="false" fo:min-height="0.068cm" fo:min-width="0.519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068cm" fo:min-width="0.519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00a933" draw:textarea-horizontal-align="justify" draw:textarea-vertical-align="middle" draw:auto-grow-height="false" fo:min-height="0.351cm" fo:min-width="1.371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1.249cm" fo:min-width="0.999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729fcf" draw:textarea-horizontal-align="justify" draw:textarea-vertical-align="middle" draw:auto-grow-height="false" fo:min-height="0.169cm" fo:min-width="0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000000" draw:marker-start-width="0.252cm" draw:marker-end="Arrowheads_20_6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  <style:text-properties style:font-name="Arial" fo:font-size="8pt" style:font-size-asian="8pt" style:font-size-complex="8pt"/>
    </style:style>
    <style:style style:name="P3" style:family="paragraph">
      <loext:graphic-properties draw:fill-color="#729fcf"/>
      <style:paragraph-properties fo:text-align="center"/>
      <style:text-properties style:font-name="Arial" fo:font-size="8pt" style:font-size-asian="8pt" style:font-size-complex="8pt"/>
    </style:style>
    <style:style style:name="P4" style:family="paragraph">
      <loext:graphic-properties draw:fill-color="#ffff00"/>
      <style:paragraph-properties fo:text-align="center"/>
      <style:text-properties style:font-name="Arial" fo:font-size="8pt" style:font-size-asian="8pt" style:font-size-complex="8pt"/>
    </style:style>
    <style:style style:name="P5" style:family="paragraph">
      <loext:graphic-properties draw:fill-color="#ff0000"/>
      <style:paragraph-properties fo:text-align="center"/>
      <style:text-properties style:font-name="Arial" fo:font-size="8pt" style:font-size-asian="8pt" style:font-size-complex="8pt"/>
    </style:style>
    <style:style style:name="P6" style:family="paragraph">
      <loext:graphic-properties draw:fill-color="#800080"/>
      <style:paragraph-properties fo:text-align="center"/>
      <style:text-properties style:font-name="Arial" fo:font-size="8pt" style:font-size-asian="8pt" style:font-size-complex="8pt"/>
    </style:style>
    <style:style style:name="P7" style:family="paragraph">
      <loext:graphic-properties draw:fill-color="#729fcf"/>
      <style:paragraph-properties fo:text-align="center"/>
      <style:text-properties fo:font-size="7pt" style:font-size-asian="7pt" style:font-size-complex="7pt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00a933"/>
      <style:paragraph-properties fo:text-align="center"/>
      <style:text-properties style:font-name="Consolas" fo:font-size="8pt" style:font-size-asian="8pt" style:font-size-complex="8pt"/>
    </style:style>
    <style:style style:name="P11" style:family="paragraph">
      <loext:graphic-properties draw:fill-color="#729fcf"/>
      <style:paragraph-properties fo:text-align="center"/>
      <style:text-properties style:font-name="Bahnschrift SemiBold1" fo:font-size="8pt" style:font-size-asian="8pt" style:font-size-complex="8pt"/>
    </style:style>
    <style:style style:name="P12" style:family="paragraph">
      <loext:graphic-properties draw:fill-color="#729fcf"/>
      <style:paragraph-properties fo:text-align="center"/>
      <style:text-properties style:font-name="Consolas" fo:font-size="8pt" style:font-size-asian="8pt" style:font-size-complex="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Consolas" fo:font-size="8pt" style:font-size-asian="8pt" style:font-size-complex="8pt"/>
    </style:style>
    <style:style style:name="T4" style:family="text">
      <style:text-properties style:font-name="Bahnschrift SemiBold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905cm" svg:height="1.27cm" svg:x="4.175cm" svg:y="3.698cm">
            <text:p text:style-name="P1"><text:span text:style-name="T1">65C0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905cm" svg:height="1.27cm" svg:x="9.255cm" svg:y="3.698cm">
            <text:p text:style-name="P1"><text:span text:style-name="T1">MMU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905cm" svg:height="1.27cm" svg:x="14.335cm" svg:y="1.158cm">
            <text:p text:style-name="P1"><text:span text:style-name="T1">RA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905cm" svg:height="1.27cm" svg:x="14.335cm" svg:y="3.698cm">
            <text:p text:style-name="P1"><text:span text:style-name="T1">Flash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905cm" svg:height="1.27cm" svg:x="14.335cm" svg:y="6.238cm">
            <text:p text:style-name="P1"><text:span text:style-name="T1">I/O Device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6.35cm" svg:height="0.635cm" draw:transform="rotate (-1.5707963267949) translate (7.985cm 1.158cm)">
            <text:p text:style-name="P1"><text:span text:style-name="T1">CPU Bus (16 bits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6.35cm" svg:height="0.635cm" draw:transform="rotate (-1.5707963267949) translate (13.065cm 1.158cm)">
            <text:p text:style-name="P1"><text:span text:style-name="T1">System Bus (20 bits)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1.27cm" svg:height="1.27cm" svg:x="9.572cm" svg:y="6.238cm">
            <text:p text:style-name="P1"><text:span text:style-name="T2">LUT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" draw:text-style-name="P8" draw:layer="layout" svg:width="0.635cm" svg:height="1.27cm" svg:x="9.89cm" svg:y="4.968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9" draw:layer="layout" svg:width="1.271cm" svg:height="0.634cm" svg:x="6.08cm" svg:y="4.01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9" draw:layer="layout" svg:width="1.271cm" svg:height="0.634cm" svg:x="7.984cm" svg:y="4.01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8" draw:layer="layout" svg:width="1.271cm" svg:height="0.634cm" svg:x="11.16cm" svg:y="4.01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8" draw:layer="layout" svg:width="1.271cm" svg:height="0.634cm" svg:x="13.064cm" svg:y="1.476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8" draw:layer="layout" svg:width="1.271cm" svg:height="0.634cm" svg:x="13.065cm" svg:y="4.01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8" draw:layer="layout" svg:width="1.271cm" svg:height="0.634cm" svg:x="13.064cm" svg:y="6.55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custom-shape draw:style-name="gr12" draw:text-style-name="P10" xml:id="id1" draw:id="id1" draw:layer="layout" svg:width="1.905cm" svg:height="0.635cm" svg:x="4.81cm" svg:y="10.525cm">
            <text:p text:style-name="P1"><text:span text:style-name="T3">A15..A13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0" xml:id="id3" draw:id="id3" draw:layer="layout" svg:width="1.905cm" svg:height="0.635cm" svg:x="4.81cm" svg:y="12.43cm">
            <text:p text:style-name="P1"><text:span text:style-name="T3">A12..A0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1" xml:id="id2" draw:id="id2" draw:layer="layout" svg:width="1.905cm" svg:height="1.905cm" svg:x="7.985cm" svg:y="9.89cm">
            <text:p text:style-name="P1"><text:span text:style-name="T4">LUT</text:span>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14" draw:text-style-name="P12" xml:id="id5" draw:id="id5" draw:layer="layout" svg:width="2.54cm" svg:height="0.635cm" svg:x="11.16cm" svg:y="10.525cm">
            <text:p text:style-name="P1"><text:span text:style-name="T3">SA19..SA13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2" xml:id="id6" draw:id="id6" draw:layer="layout" svg:width="2.54cm" svg:height="0.635cm" svg:x="16.875cm" svg:y="10.525cm">
            <text:p text:style-name="P1"><text:span text:style-name="T3">SA19..SA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8" xml:id="id4" draw:id="id4" draw:layer="layout" svg:width="0.635cm" svg:height="0.635cm" svg:x="14.97cm" svg:y="10.525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  <draw:connector draw:style-name="gr16" draw:text-style-name="P13" draw:layer="layout" draw:type="line" svg:x1="6.715cm" svg:y1="10.842cm" svg:x2="7.985cm" svg:y2="10.842cm" draw:start-shape="id1" draw:start-glue-point="1" draw:end-shape="id2" draw:end-glue-point="3" svg:d="M6715 10842h1270" svg:viewBox="0 0 1271 1">
            <text:p/>
          </draw:connector>
          <draw:connector draw:style-name="gr17" draw:text-style-name="P13" draw:layer="layout" svg:x1="6.715cm" svg:y1="12.747cm" svg:x2="15.288cm" svg:y2="11.16cm" draw:start-shape="id3" draw:start-glue-point="1" draw:end-shape="id4" draw:end-glue-point="8" svg:d="M6715 12747h8573v-1587" svg:viewBox="0 0 8574 1588">
            <text:p/>
          </draw:connector>
          <draw:connector draw:style-name="gr18" draw:text-style-name="P13" draw:layer="layout" svg:x1="9.89cm" svg:y1="10.842cm" svg:x2="11.16cm" svg:y2="10.842cm" draw:start-shape="id2" draw:start-glue-point="1" draw:end-shape="id5" draw:end-glue-point="3" svg:d="M9890 10842h1270" svg:viewBox="0 0 1271 1">
            <text:p/>
          </draw:connector>
          <draw:connector draw:style-name="gr19" draw:text-style-name="P13" draw:layer="layout" svg:x1="13.7cm" svg:y1="10.842cm" svg:x2="14.97cm" svg:y2="10.843cm" draw:start-shape="id5" draw:start-glue-point="1" draw:end-shape="id4" draw:end-glue-point="6" svg:d="M13700 10842h635v1h635" svg:viewBox="0 0 1271 2">
            <text:p/>
          </draw:connector>
          <draw:connector draw:style-name="gr20" draw:text-style-name="P13" draw:layer="layout" svg:x1="15.605cm" svg:y1="10.843cm" svg:x2="16.875cm" svg:y2="10.842cm" draw:start-shape="id4" draw:start-glue-point="10" draw:end-shape="id6" draw:end-glue-point="3" svg:d="M15605 10843h635v-1h635" svg:viewBox="0 0 1271 2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Cascadia Code" svg:font-family="'Cascadia Code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6T10:56:33.161000000</meta:creation-date>
    <dc:date>2022-09-06T11:27:55.668000000</dc:date>
    <meta:editing-duration>PT10M47S</meta:editing-duration>
    <meta:editing-cycles>4</meta:editing-cycles>
    <meta:generator>LibreOffice/7.2.2.2$Windows_X86_64 LibreOffice_project/02b2acce88a210515b4a5bb2e46cbfb63fe97d56</meta:generator>
    <meta:document-statistic meta:object-count="28"/>
  </office:meta>
</office:document-meta>
</file>